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.071cm" svg:height="11.852cm" svg:x="14.362cm" svg:y="0.867cm">
            <draw:object draw:notify-on-update-of-ranges="Sheet1.B7:Sheet1.B27 Sheet1.D7:Sheet1.D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11.41cm" svg:x="31.221cm" svg:y="0.693cm">
            <draw:object draw:notify-on-update-of-ranges="Sheet1.B7:Sheet1.B27 Sheet1.C7:Sheet1.C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.815cm" svg:height="9.626cm" svg:x="43.936cm" svg:y="1.535cm">
            <draw:object draw:notify-on-update-of-ranges="Sheet1.B7:Sheet1.B27 Sheet1.E7:Sheet1.E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"/>
        <table:table-row table:style-name="ro1" table:number-rows-repeated="3">
          <table:table-cell table:number-columns-repeated="4"/>
          <table:table-cell table:style-name="Default"/>
        </table:table-row>
        <table:table-row table:style-name="ro1">
          <table:table-cell/>
          <table:table-cell office:value-type="string" calcext:value-type="string">
            <text:p>Hidrogen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cp Ws/KgK</text:p>
          </table:table-cell>
          <table:table-cell office:value-type="string" calcext:value-type="string">
            <text:p>mu kg/ms</text:p>
          </table:table-cell>
          <table:table-cell table:style-name="Default" office:value-type="string" calcext:value-type="string">
            <text:p>lambda W /m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+3</text:p>
          </table:table-cell>
          <table:table-cell office:value-type="string" calcext:value-type="string">
            <text:p>e-6</text:p>
          </table:table-cell>
          <table:table-cell table:style-name="Default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0.84" calcext:value-type="float">
            <text:p>10,84</text:p>
          </table:table-cell>
          <table:table-cell office:value-type="float" office:value="1.606" calcext:value-type="float">
            <text:p>1,606</text:p>
          </table:table-cell>
          <table:table-cell office:value-type="float" office:value="0.0228" calcext:value-type="float">
            <text:p>0,0228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.501" calcext:value-type="float">
            <text:p>10,501</text:p>
          </table:table-cell>
          <table:table-cell office:value-type="float" office:value="2.516" calcext:value-type="float">
            <text:p>2,516</text:p>
          </table:table-cell>
          <table:table-cell office:value-type="float" office:value="0.0362" calcext:value-type="float">
            <text:p>0,0362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1.229" calcext:value-type="float">
            <text:p>11,229</text:p>
          </table:table-cell>
          <table:table-cell office:value-type="float" office:value="4.212" calcext:value-type="float">
            <text:p>4,212</text:p>
          </table:table-cell>
          <table:table-cell office:value-type="float" office:value="0.0665" calcext:value-type="float">
            <text:p>0,0665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2.602" calcext:value-type="float">
            <text:p>12,602</text:p>
          </table:table-cell>
          <table:table-cell office:value-type="float" office:value="5.595" calcext:value-type="float">
            <text:p>5,595</text:p>
          </table:table-cell>
          <table:table-cell office:value-type="float" office:value="0.0981" calcext:value-type="float">
            <text:p>0,0981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3.54" calcext:value-type="float">
            <text:p>13,54</text:p>
          </table:table-cell>
          <table:table-cell office:value-type="float" office:value="6.813" calcext:value-type="float">
            <text:p>6,813</text:p>
          </table:table-cell>
          <table:table-cell office:value-type="float" office:value="0.1282" calcext:value-type="float">
            <text:p>0,12820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4.059" calcext:value-type="float">
            <text:p>14,059</text:p>
          </table:table-cell>
          <table:table-cell office:value-type="float" office:value="7.919" calcext:value-type="float">
            <text:p>7,919</text:p>
          </table:table-cell>
          <table:table-cell office:value-type="float" office:value="0.1561" calcext:value-type="float">
            <text:p>0,15610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4.314" calcext:value-type="float">
            <text:p>14,314</text:p>
          </table:table-cell>
          <table:table-cell office:value-type="float" office:value="8.963" calcext:value-type="float">
            <text:p>8,963</text:p>
          </table:table-cell>
          <table:table-cell office:value-type="float" office:value="0.182" calcext:value-type="float">
            <text:p>0,18200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14.436" calcext:value-type="float">
            <text:p>14,436</text:p>
          </table:table-cell>
          <table:table-cell office:value-type="float" office:value="9.954" calcext:value-type="float">
            <text:p>9,954</text:p>
          </table:table-cell>
          <table:table-cell office:value-type="float" office:value="0.206" calcext:value-type="float">
            <text:p>0,20600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14.491" calcext:value-type="float">
            <text:p>14,491</text:p>
          </table:table-cell>
          <table:table-cell office:value-type="float" office:value="10.864" calcext:value-type="float">
            <text:p>10,864</text:p>
          </table:table-cell>
          <table:table-cell office:value-type="float" office:value="0.228" calcext:value-type="float">
            <text:p>0,22800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14.499" calcext:value-type="float">
            <text:p>14,499</text:p>
          </table:table-cell>
          <table:table-cell office:value-type="float" office:value="11.779" calcext:value-type="float">
            <text:p>11,779</text:p>
          </table:table-cell>
          <table:table-cell office:value-type="float" office:value="0.251" calcext:value-type="float">
            <text:p>0,25100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4.507" calcext:value-type="float">
            <text:p>14,507</text:p>
          </table:table-cell>
          <table:table-cell office:value-type="float" office:value="12.636" calcext:value-type="float">
            <text:p>12,636</text:p>
          </table:table-cell>
          <table:table-cell office:value-type="float" office:value="0.272" calcext:value-type="float">
            <text:p>0,27200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14.532" calcext:value-type="float">
            <text:p>14,532</text:p>
          </table:table-cell>
          <table:table-cell office:value-type="float" office:value="13.475" calcext:value-type="float">
            <text:p>13,475</text:p>
          </table:table-cell>
          <table:table-cell office:value-type="float" office:value="0.292" calcext:value-type="float">
            <text:p>0,29200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14.537" calcext:value-type="float">
            <text:p>14,537</text:p>
          </table:table-cell>
          <table:table-cell office:value-type="float" office:value="14.285" calcext:value-type="float">
            <text:p>14,285</text:p>
          </table:table-cell>
          <table:table-cell office:value-type="float" office:value="0.315" calcext:value-type="float">
            <text:p>0,31500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14.574" calcext:value-type="float">
            <text:p>14,574</text:p>
          </table:table-cell>
          <table:table-cell office:value-type="float" office:value="15.89" calcext:value-type="float">
            <text:p>15,89</text:p>
          </table:table-cell>
          <table:table-cell office:value-type="float" office:value="0.351" calcext:value-type="float">
            <text:p>0,35100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14.675" calcext:value-type="float">
            <text:p>14,675</text:p>
          </table:table-cell>
          <table:table-cell office:value-type="float" office:value="17.4" calcext:value-type="float">
            <text:p>17,4</text:p>
          </table:table-cell>
          <table:table-cell office:value-type="float" office:value="0.384" calcext:value-type="float">
            <text:p>0,38400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14.821" calcext:value-type="float">
            <text:p>14,821</text:p>
          </table:table-cell>
          <table:table-cell office:value-type="float" office:value="18.78" calcext:value-type="float">
            <text:p>18,78</text:p>
          </table:table-cell>
          <table:table-cell office:value-type="float" office:value="0.412" calcext:value-type="float">
            <text:p>0,4120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4.968" calcext:value-type="float">
            <text:p>14,968</text:p>
          </table:table-cell>
          <table:table-cell office:value-type="float" office:value="20.16" calcext:value-type="float">
            <text:p>20,16</text:p>
          </table:table-cell>
          <table:table-cell office:value-type="float" office:value="0.44" calcext:value-type="float">
            <text:p>0,44000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15.165" calcext:value-type="float">
            <text:p>15,165</text:p>
          </table:table-cell>
          <table:table-cell office:value-type="float" office:value="21.46" calcext:value-type="float">
            <text:p>21,46</text:p>
          </table:table-cell>
          <table:table-cell office:value-type="float" office:value="0.464" calcext:value-type="float">
            <text:p>0,46400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15.366" calcext:value-type="float">
            <text:p>15,366</text:p>
          </table:table-cell>
          <table:table-cell office:value-type="float" office:value="22.75" calcext:value-type="float">
            <text:p>22,75</text:p>
          </table:table-cell>
          <table:table-cell office:value-type="float" office:value="0.488" calcext:value-type="float">
            <text:p>0,48800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15.575" calcext:value-type="float">
            <text:p>15,575</text:p>
          </table:table-cell>
          <table:table-cell office:value-type="float" office:value="24.08" calcext:value-type="float">
            <text:p>24,08</text:p>
          </table:table-cell>
          <table:table-cell office:value-type="float" office:value="0.512" calcext:value-type="float">
            <text:p>0,51200</text:p>
          </table:table-cell>
        </table:table-row>
        <table:table-row table:style-name="ro1">
          <table:table-cell/>
          <table:table-cell office:value-type="float" office:value="1333" calcext:value-type="float">
            <text:p>1333</text:p>
          </table:table-cell>
          <table:table-cell office:value-type="float" office:value="15.638" calcext:value-type="float">
            <text:p>15,638</text:p>
          </table:table-cell>
          <table:table-cell office:value-type="float" office:value="24.44" calcext:value-type="float">
            <text:p>24,44</text:p>
          </table:table-cell>
          <table:table-cell office:value-type="float" office:value="0.519" calcext:value-type="float">
            <text:p>0,51900</text:p>
          </table:table-cell>
        </table:table-row>
        <table:table-row table:style-name="ro1" table:number-rows-repeated="2"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E+3</text:p>
          </table:table-cell>
          <table:table-cell office:value-type="string" calcext:value-type="string">
            <text:p>e-6</text:p>
          </table:table-cell>
          <table:table-cell table:style-name="Default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9479" calcext:value-type="float">
            <text:p>0,9479</text:p>
          </table:table-cell>
          <table:table-cell office:value-type="float" office:value="7.768" calcext:value-type="float">
            <text:p>7,768</text:p>
          </table:table-cell>
          <table:table-cell table:style-name="Default" office:value-type="float" office:value="0.00903" calcext:value-type="float">
            <text:p>0,00903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9178" calcext:value-type="float">
            <text:p>0,9178</text:p>
          </table:table-cell>
          <table:table-cell office:value-type="float" office:value="11.49" calcext:value-type="float">
            <text:p>11,49</text:p>
          </table:table-cell>
          <table:table-cell table:style-name="Default" office:value-type="float" office:value="0.01367" calcext:value-type="float">
            <text:p>0,0136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9131" calcext:value-type="float">
            <text:p>0,9131</text:p>
          </table:table-cell>
          <table:table-cell office:value-type="float" office:value="14.85" calcext:value-type="float">
            <text:p>14,85</text:p>
          </table:table-cell>
          <table:table-cell table:style-name="Default" office:value-type="float" office:value="0.01824" calcext:value-type="float">
            <text:p>0,01824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9157" calcext:value-type="float">
            <text:p>0,9157</text:p>
          </table:table-cell>
          <table:table-cell office:value-type="float" office:value="17.87" calcext:value-type="float">
            <text:p>17,87</text:p>
          </table:table-cell>
          <table:table-cell table:style-name="Default" office:value-type="float" office:value="0.02259" calcext:value-type="float">
            <text:p>0,0225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9203" calcext:value-type="float">
            <text:p>0,9203</text:p>
          </table:table-cell>
          <table:table-cell office:value-type="float" office:value="20.63" calcext:value-type="float">
            <text:p>20,63</text:p>
          </table:table-cell>
          <table:table-cell table:style-name="Default" office:value-type="float" office:value="0.02676" calcext:value-type="float">
            <text:p>0,02676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0.9291" calcext:value-type="float">
            <text:p>0,9291</text:p>
          </table:table-cell>
          <table:table-cell office:value-type="float" office:value="23.16" calcext:value-type="float">
            <text:p>23,16</text:p>
          </table:table-cell>
          <table:table-cell table:style-name="Default" office:value-type="float" office:value="0.0307" calcext:value-type="float">
            <text:p>0,0307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942" calcext:value-type="float">
            <text:p>0,942</text:p>
          </table:table-cell>
          <table:table-cell office:value-type="float" office:value="25.54" calcext:value-type="float">
            <text:p>25,54</text:p>
          </table:table-cell>
          <table:table-cell table:style-name="Default" office:value-type="float" office:value="0.03461" calcext:value-type="float">
            <text:p>0,03461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0.9567" calcext:value-type="float">
            <text:p>0,9567</text:p>
          </table:table-cell>
          <table:table-cell office:value-type="float" office:value="27.77" calcext:value-type="float">
            <text:p>27,77</text:p>
          </table:table-cell>
          <table:table-cell table:style-name="Default" office:value-type="float" office:value="10.03828" calcext:value-type="float">
            <text:p>10,0382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9722" calcext:value-type="float">
            <text:p>0,9722</text:p>
          </table:table-cell>
          <table:table-cell office:value-type="float" office:value="29.91" calcext:value-type="float">
            <text:p>29,91</text:p>
          </table:table-cell>
          <table:table-cell table:style-name="Default" office:value-type="float" office:value="0.04173" calcext:value-type="float">
            <text:p>0,04173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0.9881" calcext:value-type="float">
            <text:p>0,9881</text:p>
          </table:table-cell>
          <table:table-cell office:value-type="float" office:value="31.97" calcext:value-type="float">
            <text:p>31,97</text:p>
          </table:table-cell>
          <table:table-cell table:style-name="Default" office:value-type="float" office:value="0.04517" calcext:value-type="float">
            <text:p>0,04517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1.0044" calcext:value-type="float">
            <text:p>1,0044</text:p>
          </table:table-cell>
          <table:table-cell office:value-type="float" office:value="33.92" calcext:value-type="float">
            <text:p>33,92</text:p>
          </table:table-cell>
          <table:table-cell table:style-name="Default" office:value-type="float" office:value="0.04832" calcext:value-type="float">
            <text:p>0,048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07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06">
      <number:number number:decimal-places="3" number:min-decimal-places="3" number:min-integer-digits="1" number:grouping="true"/>
    </number:number-style>
    <number:number-style style:name="N105">
      <number:number number:decimal-places="4" number:min-decimal-places="4" number:min-integer-digits="1" number:grouping="true"/>
    </number:number-style>
    <number:number-style style:name="N104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2">00/00/0000</text:date>, <text:time style:data-style-name="N2" text:time-value="13:43:04.3702499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2T13:10:39.983467656</meta:creation-date>
    <dc:date>2022-05-22T13:57:21.353508449</dc:date>
    <meta:editing-duration>PT26M5S</meta:editing-duration>
    <meta:editing-cycles>5</meta:editing-cycles>
    <meta:generator>LibreOffice/7.3.3.2$Linux_X86_64 LibreOffice_project/30$Build-2</meta:generator>
    <meta:document-statistic meta:table-count="1" meta:cell-count="13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label-position="top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2" style:family="chart">
      <style:chart-properties loext:regression-x-name="T" loext:regression-y-name="mu(T)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072cm" svg:height="11.853cm" xlink:href=".." xlink:type="simple" chart:class="chart:scatter" chart:style-name="ch1">
        <chart:title svg:x="9.262cm" svg:y="0.373cm" chart:style-name="ch2">
          <text:p>Viscositat-T</text:p>
        </chart:title>
        <chart:legend chart:legend-position="end" svg:x="16.209cm" svg:y="5.378cm" style:legend-expansion="high" chart:style-name="ch3"/>
        <chart:plot-area chart:style-name="ch4" table:cell-range-address="Sheet1.B7:Sheet1.B27 Sheet1.D7:Sheet1.D27" svg:x="1.432cm" svg:y="1.389cm" svg:width="14.356cm" svg:height="9.246cm">
          <chart:coordinate-region svg:x="2.053cm" svg:y="1.588cm" svg:width="13.363cm" svg:height="8.4cm"/>
          <chart:axis chart:dimension="x" chart:name="primary-x" chart:style-name="ch5">
            <chart:title svg:x="8.315cm" svg:y="10.872cm" chart:style-name="ch6">
              <text:p>T K</text:p>
            </chart:title>
          </chart:axis>
          <chart:axis chart:dimension="y" chart:name="primary-y" chart:style-name="ch7">
            <chart:title svg:x="0.451cm" svg:y="7.538cm" chart:style-name="ch8">
              <text:p>viscositat Kg/ms e+6</text:p>
            </chart:title>
            <chart:grid chart:style-name="ch9" chart:class="major"/>
          </chart:axis>
          <chart:series chart:style-name="ch10" chart:values-cell-range-address="Sheet1.D7:Sheet1.D27" chart:class="chart:scatter">
            <chart:domain table:cell-range-address="Sheet1.B7:Sheet1.B27"/>
            <chart:regression-curve chart:style-name="ch11">
              <chart:equation chart:display-equation="true" chart:display-r-square="false" svg:x="2.429cm" svg:y="10.477cm" chart:style-name="ch12"/>
            </chart:regression-curve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1.B7:Sheet1.B27</svg:desc>
                </draw:g>
              </table:table-cell>
              <table:table-cell office:value-type="float" office:value="1.606">
                <text:p>1.606</text:p>
                <draw:g>
                  <svg:desc>Sheet1.D7:Sheet1.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.516">
                <text:p>2.5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.212">
                <text:p>4.2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5.595">
                <text:p>5.5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6.813">
                <text:p>6.8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7.919">
                <text:p>7.9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8.963">
                <text:p>8.9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9.954">
                <text:p>9.9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10.864">
                <text:p>10.8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11.779">
                <text:p>11.7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12.636">
                <text:p>12.6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13.475">
                <text:p>13.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14.285">
                <text:p>14.2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15.89">
                <text:p>15.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">
                <text:p>800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">
                <text:p>900</text:p>
              </table:table-cell>
              <table:table-cell office:value-type="float" office:value="18.78">
                <text:p>18.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">
                <text:p>1000</text:p>
              </table:table-cell>
              <table:table-cell office:value-type="float" office:value="20.16">
                <text:p>20.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00">
                <text:p>1100</text:p>
              </table:table-cell>
              <table:table-cell office:value-type="float" office:value="21.46">
                <text:p>21.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0">
                <text:p>1200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00">
                <text:p>1300</text:p>
              </table:table-cell>
              <table:table-cell office:value-type="float" office:value="24.08">
                <text:p>24.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33">
                <text:p>1333</text:p>
              </table:table-cell>
              <table:table-cell office:value-type="float" office:value="24.44">
                <text:p>24.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7">
      <number:scientific-number number:decimal-places="6" number:min-decimal-places="6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4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2" style:family="chart" style:data-style-name="N107">
      <style:chart-properties loext:regression-x-name="T" loext:regression-y-name="cp(T)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11.411cm" xlink:href=".." xlink:type="simple" chart:class="chart:scatter" chart:style-name="ch1">
        <chart:title svg:x="7.467cm" svg:y="0.364cm" chart:style-name="ch2">
          <text:p>cp-T</text:p>
        </chart:title>
        <chart:legend chart:legend-position="end" svg:x="11.137cm" svg:y="5.157cm" style:legend-expansion="high" chart:style-name="ch3"/>
        <chart:plot-area chart:style-name="ch4" table:cell-range-address="Sheet1.B7:Sheet1.C27" svg:x="1.331cm" svg:y="1.371cm" svg:width="9.486cm" svg:height="8.831cm">
          <chart:coordinate-region svg:x="1.952cm" svg:y="1.57cm" svg:width="8.493cm" svg:height="7.985cm"/>
          <chart:axis chart:dimension="x" chart:name="primary-x" chart:style-name="ch5">
            <chart:title svg:x="5.779cm" svg:y="10.43cm" chart:style-name="ch6">
              <text:p>T K</text:p>
            </chart:title>
          </chart:axis>
          <chart:axis chart:dimension="y" chart:name="primary-y" chart:style-name="ch7">
            <chart:title svg:x="0.451cm" svg:y="6.293cm" chart:style-name="ch8">
              <text:p>cp e-3</text:p>
            </chart:title>
            <chart:grid chart:style-name="ch9" chart:class="major"/>
          </chart:axis>
          <chart:series chart:style-name="ch10" chart:values-cell-range-address="Sheet1.C7:Sheet1.C27" chart:class="chart:scatter">
            <chart:domain table:cell-range-address="Sheet1.B7:Sheet1.B27"/>
            <chart:regression-curve chart:style-name="ch11">
              <chart:equation chart:display-equation="true" chart:display-r-square="false" svg:x="1.395cm" svg:y="7.018cm" chart:style-name="ch12"/>
            </chart:regression-curve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1.B7:Sheet1.B27</svg:desc>
                </draw:g>
              </table:table-cell>
              <table:table-cell office:value-type="float" office:value="10.84">
                <text:p>10.84</text:p>
                <draw:g>
                  <svg:desc>Sheet1.C7:Sheet1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0.501">
                <text:p>10.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1.229">
                <text:p>11.2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12.602">
                <text:p>12.6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13.54">
                <text:p>13.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14.059">
                <text:p>14.0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14.314">
                <text:p>14.3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14.436">
                <text:p>14.4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14.491">
                <text:p>14.4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14.499">
                <text:p>14.4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14.507">
                <text:p>14.5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14.532">
                <text:p>14.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14.537">
                <text:p>14.5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14.574">
                <text:p>14.5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">
                <text:p>800</text:p>
              </table:table-cell>
              <table:table-cell office:value-type="float" office:value="14.675">
                <text:p>14.6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">
                <text:p>900</text:p>
              </table:table-cell>
              <table:table-cell office:value-type="float" office:value="14.821">
                <text:p>14.8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">
                <text:p>1000</text:p>
              </table:table-cell>
              <table:table-cell office:value-type="float" office:value="14.968">
                <text:p>14.9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00">
                <text:p>1100</text:p>
              </table:table-cell>
              <table:table-cell office:value-type="float" office:value="15.165">
                <text:p>15.1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0">
                <text:p>1200</text:p>
              </table:table-cell>
              <table:table-cell office:value-type="float" office:value="15.366">
                <text:p>15.3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00">
                <text:p>1300</text:p>
              </table:table-cell>
              <table:table-cell office:value-type="float" office:value="15.575">
                <text:p>15.5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33">
                <text:p>1333</text:p>
              </table:table-cell>
              <table:table-cell office:value-type="float" office:value="15.638">
                <text:p>15.6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4">
      <number:number number:decimal-places="5" number:min-decimal-places="5" number:min-integer-digits="1" number:grouping="true"/>
    </number:number-style>
    <number:number-style style:name="N108">
      <number:scientific-number number:decimal-places="5" number:min-decimal-places="5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4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2" style:family="chart" style:data-style-name="N108">
      <style:chart-properties loext:regression-x-name="T" loext:regression-y-name="lambda(T)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816cm" svg:height="9.627cm" xlink:href=".." xlink:type="simple" chart:class="chart:scatter" chart:style-name="ch1">
        <chart:title svg:x="4.314cm" svg:y="0.328cm" chart:style-name="ch2">
          <text:p>lambda - T Hidrogen</text:p>
        </chart:title>
        <chart:legend chart:legend-position="end" svg:x="7.953cm" svg:y="4.265cm" style:legend-expansion="high" chart:style-name="ch3"/>
        <chart:plot-area chart:style-name="ch4" table:cell-range-address="Sheet1.B7:Sheet1.B27 Sheet1.E7:Sheet1.E27" svg:x="1.267cm" svg:y="1.299cm" svg:width="6.43cm" svg:height="7.155cm">
          <chart:coordinate-region svg:x="2.735cm" svg:y="1.499cm" svg:width="4.821cm" svg:height="5.901cm"/>
          <chart:axis chart:dimension="x" chart:name="primary-x" chart:style-name="ch5">
            <chart:title svg:x="4.187cm" svg:y="8.646cm" chart:style-name="ch6">
              <text:p>T K</text:p>
            </chart:title>
          </chart:axis>
          <chart:axis chart:dimension="y" chart:name="primary-y" chart:style-name="ch7">
            <chart:title svg:x="0.451cm" svg:y="5.939cm" chart:style-name="ch8">
              <text:p>lambda W/mK</text:p>
            </chart:title>
            <chart:grid chart:style-name="ch9" chart:class="major"/>
          </chart:axis>
          <chart:series chart:style-name="ch10" chart:values-cell-range-address="Sheet1.E7:Sheet1.E27" chart:class="chart:scatter">
            <chart:domain table:cell-range-address="Sheet1.B7:Sheet1.B27"/>
            <chart:regression-curve chart:style-name="ch11">
              <chart:equation chart:display-equation="true" chart:display-r-square="false" svg:x="1.635cm" svg:y="1.178cm" chart:style-name="ch12"/>
            </chart:regression-curve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1.B7:Sheet1.B27</svg:desc>
                </draw:g>
              </table:table-cell>
              <table:table-cell office:value-type="float" office:value="0.0228">
                <text:p>0.0228</text:p>
                <draw:g>
                  <svg:desc>Sheet1.E7:Sheet1.E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362">
                <text:p>0.0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665">
                <text:p>0.0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0.0981">
                <text:p>0.0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1282">
                <text:p>0.1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0.1561">
                <text:p>0.15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0.351">
                <text:p>0.3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">
                <text:p>800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">
                <text:p>900</text:p>
              </table:table-cell>
              <table:table-cell office:value-type="float" office:value="0.412">
                <text:p>0.4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">
                <text:p>100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00">
                <text:p>1100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0">
                <text:p>1200</text:p>
              </table:table-cell>
              <table:table-cell office:value-type="float" office:value="0.488">
                <text:p>0.4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00">
                <text:p>1300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33">
                <text:p>1333</text:p>
              </table:table-cell>
              <table:table-cell office:value-type="float" office:value="0.519">
                <text:p>0.5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